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a07" officeooo:paragraph-rsid="001b1a07"/>
    </style:style>
    <style:style style:name="P2" style:family="paragraph" style:parent-style-name="Standard">
      <style:text-properties officeooo:rsid="001b1a07" officeooo:paragraph-rsid="001bead4"/>
    </style:style>
    <style:style style:name="P3" style:family="paragraph" style:parent-style-name="Standard">
      <style:text-properties officeooo:rsid="001b1a07" officeooo:paragraph-rsid="001b1a07"/>
    </style:style>
    <style:style style:name="P4" style:family="paragraph" style:parent-style-name="Standard">
      <style:text-properties officeooo:rsid="001bead4" officeooo:paragraph-rsid="001bead4"/>
    </style:style>
    <style:style style:name="P5" style:family="paragraph" style:parent-style-name="Standard">
      <style:text-properties officeooo:rsid="001de9cb" officeooo:paragraph-rsid="001de9cb"/>
    </style:style>
    <style:style style:name="P6" style:family="paragraph" style:parent-style-name="Standard">
      <style:text-properties officeooo:rsid="001e7c23" officeooo:paragraph-rsid="001e7c23"/>
    </style:style>
    <style:style style:name="P7" style:family="paragraph" style:parent-style-name="Standard">
      <style:text-properties officeooo:rsid="0020081c" officeooo:paragraph-rsid="0020081c"/>
    </style:style>
    <style:style style:name="T1" style:family="text">
      <style:text-properties officeooo:rsid="001bc50d"/>
    </style:style>
    <style:style style:name="T2" style:family="text">
      <style:text-properties officeooo:rsid="001bead4"/>
    </style:style>
    <style:style style:name="T3" style:family="text">
      <style:text-properties officeooo:rsid="001e7c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Devlin</text:p>
      <text:p text:style-name="P1">WebD 236</text:p>
      <text:p text:style-name="P1">Prof. Sharkey</text:p>
      <text:p text:style-name="P1">HW 9</text:p>
      <text:p text:style-name="P1"/>
      <text:p text:style-name="P1">1. Authorization is the process of determining whether or not a person/user has access to perform some function (I.e add/remove users). Authentication is the process of determining who a user is. They are related because a user can be authorized to perform some task or see some data, and authentication makes sure that the user is who they are supposed to be</text:p>
      <text:p text:style-name="P1"/>
      <text:p text:style-name="P2">2. ACLs are access control lists. <text:span text:style-name="T1">The object have a list of users that are allowed to perform tasks. </text:span>RBAC is <text:span text:style-name="T2">Role-based Access Control. They </text:span>are lists of groups and the permissions each group has on a <text:span text:style-name="T2">object</text:span>. Users are added to groups in order to grant authorization, can be removed just as easily. </text:p>
      <text:p text:style-name="P1"/>
      <text:p text:style-name="P1">3.</text:p>
      <text:p text:style-name="P1">a) Get and verify the site’s certificate</text:p>
      <text:p text:style-name="P1">b) Use the public key in the cert to encrypt a random secret key used for symmetric encryption</text:p>
      <text:p text:style-name="P1">c) Send the symmetric key to the server. The key is encrypted</text:p>
      <text:p text:style-name="P1">d)Use that key for the duration of the session</text:p>
      <text:p text:style-name="P1"/>
      <text:p text:style-name="P4">4. </text:p>
      <text:p text:style-name="P5">A1-Injection: In this class, we are taught to never trust input from users and we sanitize all inputs with htmlentities, safeParam, and parameterized sql statements</text:p>
      <text:p text:style-name="P5"/>
      <text:p text:style-name="P5">Cross Site Scripting: Like injection attacks, we are taught to never trust user input. <text:span text:style-name="T3">We do this with htmlentities, safeParam, and parameterized sql statements</text:span></text:p>
      <text:p text:style-name="P5"/>
      <text:p text:style-name="P6">Failure to Restrict URL Access: In each endpoint that requires authorization, we call a function that authenticates and checks for authorization. Only authorized users are able to access those functions</text:p>
      <text:p text:style-name="P6"/>
      <text:p text:style-name="P7">Security Misconfiguration: In this class, we have only discussed security in the application code, so far we haven’t discussed any configuration of servers or frame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3:17:31.072886291</meta:creation-date>
    <meta:editing-duration>PT3M57S</meta:editing-duration>
    <meta:editing-cycles>3</meta:editing-cycles>
    <meta:generator>LibreOffice/5.1.4.2$Linux_X86_64 LibreOffice_project/10m0$Build-2</meta:generator>
    <dc:date>2017-03-15T23:52:16.881654809</dc:date>
    <meta:document-statistic meta:table-count="0" meta:image-count="0" meta:object-count="0" meta:page-count="1" meta:paragraph-count="16" meta:word-count="276" meta:character-count="1635" meta:non-whitespace-character-count="1373"/>
  </office:meta>
</office:document-meta>
</file>